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b3b3d4" loext:opacity="100%" fo:language="zxx" fo:country="none" fo:background-color="transparent" style:language-asian="zxx" style:country-asian="none" style:language-complex="zxx" style:country-complex="none"/>
    </style:style>
    <style:style style:name="P2" style:family="paragraph" style:parent-style-name="Standard">
      <style:paragraph-properties style:line-height-at-least="0.503cm"/>
      <style:text-properties fo:color="#686889" loext:opacity="100%" style:font-name="Consolas" fo:font-size="10.5pt" fo:language="zxx" fo:country="none" fo:font-weight="normal" fo:background-color="transparent" style:language-asian="zxx" style:country-asian="none" style:language-complex="zxx" style:country-complex="none"/>
    </style:style>
    <style:style style:name="P3" style:family="paragraph" style:parent-style-name="Standard">
      <style:paragraph-properties style:line-height-at-least="0.503cm"/>
      <style:text-properties fo:color="#000000" loext:opacity="100%" style:font-name="Arial" fo:font-size="18pt" fo:language="zxx" fo:country="none" fo:font-weight="normal" officeooo:rsid="0006910f" fo:background-color="transparent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" style:family="paragraph" style:parent-style-name="Standard">
      <style:text-properties fo:language="zxx" fo:country="none" fo:background-color="transparent" style:language-asian="zxx" style:country-asian="none" style:language-complex="zxx" style:country-complex="none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ff3399" loext:opacity="100%" style:font-name="Consolas" fo:font-size="10.5pt" fo:font-weight="normal"/>
    </style:style>
    <style:style style:name="T3" style:family="text">
      <style:text-properties fo:color="#00d364" loext:opacity="100%" style:font-name="Consolas" fo:font-size="10.5pt" fo:font-weight="normal"/>
    </style:style>
    <style:style style:name="T4" style:family="text">
      <style:text-properties fo:color="#ffcc66" loext:opacity="100%" style:font-name="Consolas" fo:font-size="10.5pt" fo:font-weight="normal"/>
    </style:style>
    <style:style style:name="T5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ct: De cero a experto</text:p>
      <text:p text:style-name="P2"/>
      <text:p text:style-name="P2">&lt;!-- Cargar React --&gt;</text:p>
      <text:p text:style-name="P1">    <text:span text:style-name="T1">&lt;</text:span><text:span text:style-name="T2">script</text:span><text:span text:style-name="T1"> </text:span><text:span text:style-name="T3">crossorigin</text:span><text:span text:style-name="T1"> </text:span><text:span text:style-name="T3">src</text:span><text:span text:style-name="T1">=</text:span><text:span text:style-name="T4">"https://unpkg.com/react@16/umd/react.production.min.js"</text:span><text:span text:style-name="T1">&gt;&lt;/</text:span><text:span text:style-name="T2">script</text:span><text:span text:style-name="T1">&gt;</text:span></text:p>
      <text:p text:style-name="P1">    <text:span text:style-name="T1">&lt;</text:span><text:span text:style-name="T2">script</text:span><text:span text:style-name="T1"> </text:span><text:span text:style-name="T3">crossorigin</text:span><text:span text:style-name="T1"> </text:span><text:span text:style-name="T3">src</text:span><text:span text:style-name="T1">=</text:span><text:span text:style-name="T4">"https://unpkg.com/react-dom@16/umd/react-dom.production.min.js"</text:span><text:span text:style-name="T1">&gt;&lt;/</text:span><text:span text:style-name="T2">script</text:span><text:span text:style-name="T1">&gt;</text:span></text:p>
      <text:p text:style-name="P1">    <text:span text:style-name="T1">&lt;</text:span><text:span text:style-name="T2">script</text:span><text:span text:style-name="T1"> </text:span><text:span text:style-name="T3">src</text:span><text:span text:style-name="T1">=</text:span><text:span text:style-name="T4">"https://unpkg.com/babel-standalone@6/babel.min.js"</text:span><text:span text:style-name="T1">&gt;&lt;/</text:span><text:span text:style-name="T2">script</text:span><text:span text:style-name="T1">&gt;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2T14:19:42.799000000</dc:date>
    <meta:editing-duration>PT9M46S</meta:editing-duration>
    <meta:editing-cycles>1</meta:editing-cycles>
    <meta:document-statistic meta:table-count="0" meta:image-count="0" meta:object-count="0" meta:page-count="1" meta:paragraph-count="5" meta:word-count="18" meta:character-count="318" meta:non-whitespace-character-count="294"/>
    <meta:generator>LibreOffice/7.3.0.3$Windows_X86_64 LibreOffice_project/0f246aa12d0eee4a0f7adcefbf7c878fc2238db3</meta:generator>
  </office:meta>
</office:document-meta>
</file>